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1">
      <style:paragraph-properties fo:margin-top="0in" fo:margin-bottom="0in"/>
    </style:style>
    <style:style style:name="P9" style:family="paragraph" style:parent-style-name="Text_20_body" style:list-style-name="L2">
      <style:paragraph-properties fo:margin-top="0in" fo:margin-bottom="0in"/>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DJ-900 – the new multi-format performance player for the digital age. </text:p>
      <text:p text:style-name="Standard"/>
      <text:p text:style-name="Standard"/>
      <text:p text:style-name="Standard"/>
      <text:p text:style-name="Text_20_body">The CDJ-900 accompanies the launch of the new range-topping CDJ-2000 player and is loaded with many shared features.</text:p>
      <text:p text:style-name="Text_20_body">It can play from various different music sources, including CD and USB storage devices.<text:line-break/>It also comes with the revolutionary music database management software for DJs: rekordbox™. Based on our Prepare &amp; Perform’ concept, rekordbox works (for both Mac and PC) like the leading music database management software, but is more creative and more DJ-friendly.<text:line-break/>rekordbox allows DJs to prepare more before their performance and opens a door to tools such as Quantize for perfectly synced loops every time.</text:p>
      <text:p text:style-name="Text_20_body">DJs can then export data to a USB device to access vast libraries of music files and perform live - without the need for extra equipment or any inconvenient rewiring in the club.<text:line-break/>No need to burn CDs, simply take your USB device to the club, plug in to the CDJ and play.<text:line-break/>Through the industry-first Pro DJ Link, music files and database data on one single USB device can be shared simultaneously by up to four players connected via LAN (local area network) cable, or with one LAN cable between two players. Plus, the data history of each DJ set is automatically saved and can be made into a playlist that can be loaded back into rekordbox.</text:p>
      <text:p text:style-name="Text_20_body">Another key facet of the CDJ-900 is its advanced HID (human interface device) and MIDI capabilities for native control of DVS (digital vinyl systems) via USB.<text:line-break/>There is also an improved audio output circuit, a new Wolfson DAC processor, and a built-in 24-bit/48 kHz sound card.</text:p>
      <text:p text:style-name="Text_20_body">Add to these features an overall enhanced design that includes a new display screen, rotary selector, carry handles and Kensington lock.<text:line-break/>Then check out the four-beat Emergency Loop and the three CDJ-900 exclusives: the Auto Beat Loop, Quick Return scratch feature and a Slip mode that enables DJs to perform tricks and return to their original flow in an uninterrupted fashion and you have the perfect tool for maximum performance.</text:p>
      <text:p text:style-name="Text_20_body"><text:span text:style-name="Strong_20_Emphasis">Features</text:span></text:p>
      <text:list xml:id="list1362514753865076583" text:style-name="L1">
        <text:list-item>
          <text:p text:style-name="P8">Plays </text:p>
          <text:list>
            <text:list-item>
              <text:p text:style-name="P8">CD (including CD-R / -RW) </text:p>
            </text:list-item>
            <text:list-item>
              <text:p text:style-name="P8">Digital media playback via USB </text:p>
            </text:list-item>
            <text:list-item>
              <text:p text:style-name="P8">WAV,AIFF,MP3, AAC files on CD </text:p>
            </text:list-item>
          </text:list>
        </text:list-item>
        <text:list-item>
          <text:p text:style-name="P8">MP3: MPEG-1 32Kbps - 320 Kbps / MPEG-2 16 Kbps - 160 Kbps </text:p>
        </text:list-item>
        <text:list-item>
          <text:p text:style-name="P8">MIDI Control: Yes </text:p>
        </text:list-item>
        <text:list-item>
          <text:p text:style-name="P8">ProDJ Link: Yes </text:p>
        </text:list-item>
        <text:list-item>
          <text:p text:style-name="P8">rekordbox: Yes </text:p>
        </text:list-item>
        <text:list-item>
          <text:p text:style-name="P8">Anti Vibration: Yes </text:p>
        </text:list-item>
        <text:list-item>
          <text:p text:style-name="P1">Included Accessories: power cord, manual, stereo phono cable, Control Cable, LAN cable, Forced Eject Pin, Rekordbox software </text:p>
        </text:list-item>
      </text:list>
      <text:p text:style-name="Text_20_body"><text:span text:style-name="Strong_20_Emphasis">Specifications</text:span></text:p>
      <text:p text:style-name="Text_20_body">Input/Output</text:p>
      <text:list xml:id="list8573797401346775458" text:style-name="L2">
        <text:list-item>
          <text:p text:style-name="P9">Disc Slot:Yes </text:p>
        </text:list-item>
        <text:list-item>
          <text:p text:style-name="P9">USB:Yes </text:p>
        </text:list-item>
        <text:list-item>
          <text:p text:style-name="P9">Analogue Output1: stereo RCA </text:p>
        </text:list-item>
        <text:list-item>
          <text:p text:style-name="P2">Digital Output: Yes </text:p>
        </text:list-item>
      </text:list>
      <text:p text:style-name="Text_20_body"><text:soft-page-break/>Display</text:p>
      <text:list xml:id="list8843601495182875494" text:style-name="L3">
        <text:list-item>
          <text:p text:style-name="P10">Display: Yes </text:p>
        </text:list-item>
        <text:list-item>
          <text:p text:style-name="P10">Jog Display: Yes </text:p>
        </text:list-item>
        <text:list-item>
          <text:p text:style-name="P10">Playing Address: Yes </text:p>
        </text:list-item>
        <text:list-item>
          <text:p text:style-name="P3">Wave Data: Yes </text:p>
        </text:list-item>
      </text:list>
      <text:p text:style-name="Text_20_body">Performance Control</text:p>
      <text:list xml:id="list6977326896325044538" text:style-name="L4">
        <text:list-item>
          <text:p text:style-name="P11">Jog Dial size: 206,0 mm </text:p>
        </text:list-item>
        <text:list-item>
          <text:p text:style-name="P11">Jog Dial type: Touch sensitive </text:p>
        </text:list-item>
        <text:list-item>
          <text:p text:style-name="P11">Quick Start: Yes </text:p>
        </text:list-item>
        <text:list-item>
          <text:p text:style-name="P11">Auto Beat Loop / Emergency: Yes </text:p>
        </text:list-item>
        <text:list-item>
          <text:p text:style-name="P11">Reverse: Yes </text:p>
        </text:list-item>
        <text:list-item>
          <text:p text:style-name="P11">Real Time Seamless Loop: Yes </text:p>
        </text:list-item>
        <text:list-item>
          <text:p text:style-name="P11">Loop Adjust: In / Out Adjust </text:p>
        </text:list-item>
        <text:list-item>
          <text:p text:style-name="P11">Reloop: Yes </text:p>
        </text:list-item>
        <text:list-item>
          <text:p text:style-name="P11">Jog Modes: CDJ / Vinyl mode </text:p>
        </text:list-item>
        <text:list-item>
          <text:p text:style-name="P11">Pitch Bend: Yes </text:p>
        </text:list-item>
        <text:list-item>
          <text:p text:style-name="P11">Scratch Play / Cue: Yes </text:p>
        </text:list-item>
        <text:list-item>
          <text:p text:style-name="P11">Quick Scratch: After searching track </text:p>
        </text:list-item>
        <text:list-item>
          <text:p text:style-name="P11">Fader Start / Back Cue start: Yes </text:p>
        </text:list-item>
        <text:list-item>
          <text:p text:style-name="P11">Frame Search: 1 / 150 sec </text:p>
        </text:list-item>
        <text:list-item>
          <text:p text:style-name="P4">Vinyl Speed Adjust: Yes </text:p>
        </text:list-item>
      </text:list>
      <text:p text:style-name="Text_20_body">Tempo</text:p>
      <text:list xml:id="list669227339015872902" text:style-name="L5">
        <text:list-item>
          <text:p text:style-name="P12">Master Tempo: Yes </text:p>
        </text:list-item>
        <text:list-item>
          <text:p text:style-name="P12">Tempo Control steps: 0.02% at +/-6%, 0.05% at +/- 10% &amp; 16%, 0.5% at WIDE </text:p>
        </text:list-item>
        <text:list-item>
          <text:p text:style-name="P12">Tempo Control Ranges (CD): +/-6%, +/-10%, +/-16%, +/-100% WIDE </text:p>
        </text:list-item>
        <text:list-item>
          <text:p text:style-name="P12">BPM Counter: Yes </text:p>
        </text:list-item>
        <text:list-item>
          <text:p text:style-name="P5">Front loading Slot-In CD: Yes </text:p>
        </text:list-item>
      </text:list>
      <text:p text:style-name="Text_20_body">Cue Functions</text:p>
      <text:list xml:id="list5427494461177498653" text:style-name="L6">
        <text:list-item>
          <text:p text:style-name="P13">Auto Cue: Yes </text:p>
        </text:list-item>
        <text:list-item>
          <text:p text:style-name="P13">Manual Cue: Yes </text:p>
        </text:list-item>
        <text:list-item>
          <text:p text:style-name="P13">Real Time Cue: Yes </text:p>
        </text:list-item>
        <text:list-item>
          <text:p text:style-name="P13">Cue point sampler: Yes </text:p>
        </text:list-item>
        <text:list-item>
          <text:p text:style-name="P6">Cue / Loop Memory: Yes </text:p>
        </text:list-item>
      </text:list>
      <text:p text:style-name="Text_20_body">Specifications</text:p>
      <text:list xml:id="list8726948914076444564" text:style-name="L7">
        <text:list-item>
          <text:p text:style-name="P14">Frequency Response: 4 Hz ~ 20 kHz </text:p>
        </text:list-item>
        <text:list-item>
          <text:p text:style-name="P14">Signal to Noise Ratio: 115 dB or more (JEITA) </text:p>
        </text:list-item>
        <text:list-item>
          <text:p text:style-name="P14">Distortion: 0,003 % (JEITA) </text:p>
        </text:list-item>
        <text:list-item>
          <text:p text:style-name="P14">Audio Output Level: 2.0 V rms (1kHz, 0 dB) </text:p>
        </text:list-item>
        <text:list-item>
          <text:p text:style-name="P14">Power Consumption: 26 Watt </text:p>
        </text:list-item>
        <text:list-item>
          <text:p text:style-name="P14">Power Requirements: 220 - 240 V, 50/60 Hz </text:p>
        </text:list-item>
        <text:list-item>
          <text:p text:style-name="P14">Dimensions (W x H xD): 305 x 115.6 x 385  mm </text:p>
        </text:list-item>
        <text:list-item>
          <text:p text:style-name="P7">Net Weight: 3,9 kg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2S</meta:editing-duration>
    <meta:editing-cycles>3</meta:editing-cycles>
    <meta:generator>OpenOffice/4.1.1$Win32 OpenOffice.org_project/411m6$Build-9775</meta:generator>
    <dc:date>2018-02-10T13:00:02.34</dc:date>
    <meta:document-statistic meta:table-count="0" meta:image-count="0" meta:object-count="0" meta:page-count="2" meta:paragraph-count="65" meta:word-count="661" meta:character-count="3612"/>
    <dc:creator>Marti </dc:creator>
    <meta:user-defined meta:name="Info 1"/>
    <meta:user-defined meta:name="Info 2"/>
    <meta:user-defined meta:name="Info 3"/>
    <meta:user-defined meta:name="Info 4"/>
  </office:meta>
</office:document-meta>
</file>